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BuilderFactory.getFilter( Eleme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BuilderFactory.addBuilder( String nodeName , Filter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BuilderFactory.getFilterBuilder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